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ableRendererBase.layoutSpace( FacesContext facesContext , UIComponent component , boolean width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LayoutableRendererBase.setInnerWidth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ableRendererBase.prepareRender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youtableRendererBase.ensureStyleAttributeMap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ableRendererBase.getMinimumWidth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ableRendererBase.getComponentExtra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ableRendererBase.getFixedSpace( FacesContext facesContext , UIComponent component , boolean wid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ayoutableRendererBase.getMinimumSize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youtableRendererBase.setInnerHeight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ableRendererBase.getFixedSpace( FacesContext facesContext , UIComponent component , String attr , String attrFixe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ayoutableRendererBase.layoutBegin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youtableRendererBase.getPadding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ableRendererBase.prepareDimensio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ableRendererBase.getHeaderHeight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ableRendererBase.getFixed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ableRendererBase.getComponentExtra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ableRendererBase.ensureStyleAttributeMap( UIComponent component , String 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youtableRendererBase.replaceStyleAttribute( UIComponent component , String styleAttribut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youtableRendererBase.getFixed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ableRendererBase.layoutEnd( FacesContext 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youtableRendererBase.getPadding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ableRendererBase.getMinimumHeight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